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fo:wrap-option="wrap" fo:background-color="#4EA72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0pt" style:font-size-asian="20pt" style:font-size-complex="20pt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5.1435cm"/>
    </style:style>
    <style:style style:name="co3" style:family="table-column">
      <style:table-column-properties fo:break-before="auto" style:column-width="8.80533333333333cm"/>
    </style:style>
    <style:style style:name="co4" style:family="table-column">
      <style:table-column-properties fo:break-before="auto" style:column-width="4.212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5.8pt" style:use-optimal-row-height="true" fo:break-before="auto"/>
    </style:style>
    <style:style style:name="ro3" style:family="table-row">
      <style:table-row-properties style:row-height="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2" table:number-rows-spanned="1" table:style-name="ce7">
            <text:p>Checklist des mesures de sécurité implémentées</text:p>
          </table:table-cell>
          <table:covered-table-cell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Mesure de sécurité</text:p>
          </table:table-cell>
          <table:table-cell office:value-type="string" table:style-name="ce2">
            <text:p>Implémentation dans le projet</text:p>
          </table:table-cell>
          <table:table-cell office:value-type="string" table:style-name="ce2">
            <text:p>Statut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4">
            <text:p>Hashage des mots de passe</text:p>
          </table:table-cell>
          <table:table-cell office:value-type="string" table:style-name="ce5">
            <text:p>werkzeug.security.generate_password_hash()<text:span text:style-name="T1"><text:s/>/<text:s/></text:span>check_password_hash()</text:p>
          </table:table-cell>
          <table:table-cell office:value-type="string" table:style-name="ce6">
            <text:p>Fait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4">
            <text:p>Protection contre SQL Injection</text:p>
          </table:table-cell>
          <table:table-cell office:value-type="string" table:style-name="ce3">
            <text:p>Requêtes paramétrées<text:s/><text:span text:style-name="T2">cursor.execute("SELECT ... WHERE email = ?", (email,))</text:span></text:p>
          </table:table-cell>
          <table:table-cell office:value-type="string" table:style-name="ce6">
            <text:p>Fait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4">
            <text:p>Protection contre XSS</text:p>
          </table:table-cell>
          <table:table-cell office:value-type="string" table:style-name="ce5">
            <text:p>escape()<text:span text:style-name="T1"><text:s/>sur les entrées + auto-escape Jinja dans templates HTML</text:span></text:p>
          </table:table-cell>
          <table:table-cell office:value-type="string" table:style-name="ce6">
            <text:p>Fait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4">
            <text:p>Protection contre CSRF</text:p>
          </table:table-cell>
          <table:table-cell office:value-type="string" table:style-name="ce3">
            <text:p>Flask-WTF pour les formulaires (<text:span text:style-name="T2">{{ form.hidden_tag() }}</text:span>)</text:p>
          </table:table-cell>
          <table:table-cell office:value-type="string" table:style-name="ce6">
            <text:p>Fait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4">
            <text:p>Validation côté serveur</text:p>
          </table:table-cell>
          <table:table-cell office:value-type="string" table:style-name="ce3">
            <text:p>Validators<text:s/><text:span text:style-name="T2">DataRequired</text:span>,<text:s/><text:span text:style-name="T2">Email</text:span>,<text:s/><text:span text:style-name="T2">Length(min=8)</text:span><text:s/>dans Flask-WTF</text:p>
          </table:table-cell>
          <table:table-cell office:value-type="string" table:style-name="ce6">
            <text:p>Fait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4">
            <text:p>Gestion sécurisée des sessions</text:p>
          </table:table-cell>
          <table:table-cell office:value-type="string" table:style-name="ce5">
            <text:p>session<text:span text:style-name="T1"><text:s/>avec<text:s/></text:span>SESSION_COOKIE_HTTPONLY = True<text:span text:style-name="T1"><text:s/>et durée limitée (</text:span>PERMANENT_SESSION_LIFETIME = 1800<text:span text:style-name="T1">)</text:span></text:p>
          </table:table-cell>
          <table:table-cell office:value-type="string" table:style-name="ce6">
            <text:p>Fait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4">
            <text:p>Gestion des rôles (user/admin)</text:p>
          </table:table-cell>
          <table:table-cell office:value-type="string" table:style-name="ce3">
            <text:p>Colonne<text:s/><text:span text:style-name="T2">role</text:span><text:s/>dans la DB, vérification dans<text:s/><text:span text:style-name="T2">dashboard</text:span><text:s/>et pages protégées</text:p>
          </table:table-cell>
          <table:table-cell office:value-type="string" table:style-name="ce6">
            <text:p>Fait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4">
            <text:p>Ne pas stocker les mots de passe en clair</text:p>
          </table:table-cell>
          <table:table-cell office:value-type="string" table:style-name="ce3">
            <text:p>Stockage uniquement du hash des mots de passe</text:p>
          </table:table-cell>
          <table:table-cell office:value-type="string" table:style-name="ce6">
            <text:p>Fait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4">
            <text:p>Protection côté serveur obligatoire</text:p>
          </table:table-cell>
          <table:table-cell office:value-type="string" table:style-name="ce3">
            <text:p>Toutes les vérifications et validations faites dans Flask côté serveur</text:p>
          </table:table-cell>
          <table:table-cell office:value-type="string" table:style-name="ce6">
            <text:p>Fait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4">
            <text:p>Commentaires explicatifs dans le code</text:p>
          </table:table-cell>
          <table:table-cell office:value-type="string" table:style-name="ce3">
            <text:p>Chaque fonction et sécurité commentée dans<text:s/><text:span text:style-name="T2">app.py</text:span></text:p>
          </table:table-cell>
          <table:table-cell office:value-type="string" table:style-name="ce6">
            <text:p>Fait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TOURET Camille</meta:initial-creator>
    <dc:creator>TOURET Camille</dc:creator>
    <meta:creation-date>2026-01-16T14:58:37Z</meta:creation-date>
    <dc:date>2026-01-16T15:00:46Z</dc:date>
  </office:meta>
</office:document-meta>
</file>